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subtitle">
      <style:graphic-properties draw:fill-color="#ffffff" draw:auto-grow-height="true" fo:min-height="12.178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title">
      <style:graphic-properties fo:min-height="3.506cm"/>
    </style:style>
    <style:style style:name="pr5" style:family="presentation" style:parent-style-name="Standard-outline1">
      <style:graphic-properties fo:min-height="11.928cm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</style:style>
    <style:style style:name="P3" style:family="paragraph">
      <style:paragraph-properties fo:margin-top="0.5cm" fo:margin-bottom="0.1cm"/>
    </style:style>
    <style:style style:name="P4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3.506cm" svg:x="1.4cm" svg:y="0.837cm" presentation:class="title">
          <draw:text-box>
            <text:p>Projet Jeu Othello</text:p>
          </draw:text-box>
        </draw:frame>
        <draw:frame presentation:style-name="pr2" draw:text-style-name="P2" draw:layer="layout" svg:width="25.199cm" svg:height="12.178cm" svg:x="1.4cm" svg:y="4.914cm" presentation:class="subtitle" presentation:user-transformed="true">
          <draw:text-box>
            <text:p text:style-name="P1">Pourquoi ?</text:p>
            <text:p text:style-name="P1">Coeur de jeu simple</text:p>
            <text:p text:style-name="P1">Diversité des possibilité de développement </text:p>
            <text:p text:style-name="P1">Groupe formé tardivement</text:p>
            <text:p text:style-name="P1"/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Règles du jeu Othello</text:p>
          </draw:text-box>
        </draw:frame>
        <draw:frame presentation:style-name="pr5" draw:layer="layout" svg:width="25.199cm" svg:height="12.178cm" svg:x="1.4cm" svg:y="4.914cm" presentation:class="outline">
          <draw:text-box>
            <text:list text:style-name="L3">
              <text:list-item>
                <text:p>Jeu plateau avec pion de couleur</text:p>
              </text:list-item>
              <text:list-item>
                <text:p>Motif de depart</text:p>
              </text:list-item>
              <text:list-item>
                <text:p>But avoir le maximum de pion de sa couleur sur le plateau à la fin</text:p>
              </text:list-item>
              <text:list-item>
                <text:p>Placement d'un pion pour encadrer des pion adverses et les retourner à notre couleur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Fonctions principales</text:p>
          </draw:text-box>
        </draw:frame>
        <draw:frame presentation:style-name="pr5" draw:layer="layout" svg:width="25.199cm" svg:height="12.178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Types de données</text:p>
          </draw:text-box>
        </draw:frame>
        <draw:frame presentation:style-name="pr5" draw:layer="layout" svg:width="25.199cm" svg:height="12.178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Interface graphique</text:p>
          </draw:text-box>
        </draw:frame>
        <draw:frame presentation:style-name="pr5" draw:layer="layout" svg:width="25.199cm" svg:height="12.178cm" svg:x="1.4cm" svg:y="4.914cm" presentation:class="outline">
          <draw:text-box>
            <text:list text:style-name="L3">
              <text:list-item>
                <text:p>Fonction tracePion, tracePlateau, </text:p>
              </text:list-item>
              <text:list-item>
                <text:p>Les variables utilisées pour le graphisme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Difficultés et amélioration</text:p>
          </draw:text-box>
        </draw:frame>
        <draw:frame presentation:style-name="pr5" draw:layer="layout" svg:width="25.199cm" svg:height="12.178cm" svg:x="1.4cm" svg:y="4.914cm" presentation:class="outline">
          <draw:text-box>
            <text:list text:style-name="L3">
              <text:list-item>
                <text:p>Utilisation du clic de souris, clavier et affichage SDL</text:p>
              </text:list-item>
              <text:list-item>
                <text:p>Allègement programme avec structures approprié</text:p>
              </text:list-item>
              <text:list-item>
                <text:p>Meilleure utilisation de fonction SDL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Conclusion</text:p>
          </draw:text-box>
        </draw:frame>
        <draw:frame presentation:style-name="pr5" draw:layer="layout" svg:width="25.199cm" svg:height="12.178cm" svg:x="1.4cm" svg:y="4.914cm" presentation:class="outline">
          <draw:text-box>
            <text:list text:style-name="L3">
              <text:list-item>
                <text:p>Organisation de l'équipe</text:p>
              </text:list-item>
              <text:list-item>
                <text:p text:style-name="P3">Connaissance acquise : SDL, algo (ex :trouvé le pion)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page-number>&lt;numéro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05/01/2016</text:p>
        </draw:text-box>
      </draw:frame>
      <draw:frame presentation:style-name="Mpr1" draw:text-style-name="MP6" draw:layer="backgroundobjects" svg:width="11.724cm" svg:height="2.179cm" svg:x="9.476cm" svg:y="18.4cm" presentation:class="footer">
        <draw:text-box>
          <text:p text:style-name="MP5">Projet Informatique Othello</text:p>
          <text:p text:style-name="MP5">Murfo NICOLAI Alexandre TABOT Weibin WANG</text:p>
          <text:p text:style-name="MP5">Université du maine</text:p>
        </draw:text-box>
      </draw:frame>
      <draw:frame presentation:style-name="Mpr1" draw:text-style-name="MP4" draw:layer="backgroundobjects" svg:width="3.998cm" svg:height="1.448cm" svg:x="22.6cm" svg:y="19.131cm" presentation:class="page-number">
        <draw:text-box>
          <text:p text:style-name="MP3"><text:page-number>&lt;numéro&gt;</text:page-number></text:p>
        </draw:text-box>
      </draw:frame>
      <presentation:notes style:page-layout-name="PM0">
        <draw:page-thumbnail presentation:style-name="Standard-title" draw:layer="backgroundobjects" svg:width="14.848cm" svg:height="11.135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04T12:28:57.195875598</meta:creation-date>
    <dc:date>2016-01-04T14:03:08.117494616</dc:date>
    <meta:editing-duration>PT45M57S</meta:editing-duration>
    <meta:editing-cycles>2</meta:editing-cycles>
    <meta:generator>LibreOffice/5.0.2.2$Linux_x86 LibreOffice_project/00m0$Build-2</meta:generator>
    <meta:document-statistic meta:object-count="49"/>
  </office:meta>
</office:document-meta>
</file>